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 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d x fi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d 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d y fi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tal bright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be spe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 brightne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be spe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nd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,255,255,255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17:43:17.483022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7:23:05.496404665</meta:creation-date>
    <meta:editing-duration>PT3H53M46S</meta:editing-duration>
    <meta:editing-cycles>3</meta:editing-cycles>
    <meta:generator>LibreOffice/5.1.6.2$Linux_X86_64 LibreOffice_project/10m0$Build-2</meta:generator>
    <dc:date>2017-06-24T22:06:58.332259143</dc:date>
    <meta:document-statistic meta:table-count="1" meta:cell-count="37" meta:object-count="0"/>
  </office:meta>
</office:document-meta>
</file>